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8724" officeooo:paragraph-rsid="00138724"/>
    </style:style>
    <style:style style:name="P2" style:family="paragraph" style:parent-style-name="Standard">
      <style:text-properties officeooo:paragraph-rsid="00138724"/>
    </style:style>
    <style:style style:name="P3" style:family="paragraph" style:parent-style-name="Standard" style:list-style-name="L1">
      <style:text-properties officeooo:rsid="0013d192" officeooo:paragraph-rsid="0013d192"/>
    </style:style>
    <style:style style:name="P4" style:family="paragraph" style:parent-style-name="Standard" style:list-style-name="L1">
      <style:text-properties officeooo:rsid="00156f6b" officeooo:paragraph-rsid="00156f6b"/>
    </style:style>
    <style:style style:name="P5" style:family="paragraph" style:parent-style-name="Standard" style:list-style-name="L1">
      <style:text-properties officeooo:rsid="00156f6b" officeooo:paragraph-rsid="0017417d"/>
    </style:style>
    <style:style style:name="P6" style:family="paragraph" style:parent-style-name="Standard">
      <style:text-properties officeooo:rsid="00156f6b" officeooo:paragraph-rsid="00156f6b"/>
    </style:style>
    <style:style style:name="P7" style:family="paragraph" style:parent-style-name="Standard">
      <style:text-properties officeooo:rsid="00156f6b" officeooo:paragraph-rsid="0017417d"/>
    </style:style>
    <style:style style:name="T1" style:family="text">
      <style:text-properties officeooo:rsid="00138724"/>
    </style:style>
    <style:style style:name="T2" style:family="text">
      <style:text-properties officeooo:rsid="001741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Папки:</text:span></text:p>
      <text:list xml:id="list754002441" text:style-name="L1">
        <text:list-item>
          <text:p text:style-name="P1">Books</text:p>
          <text:p text:style-name="P3">В семестрі буде дві мови програмування – Java &amp; Go – <text:span text:style-name="T2">скинув 2 книги – самі нормальні для розуміння.</text:span></text:p>
          <text:p text:style-name="P1"/>
        </text:list-item>
        <text:list-item>
          <text:p text:style-name="P4">JAVA_FX</text:p>
          <text:p text:style-name="P4">Треба буде робити проекти з візуалізацією ( існує багато варіантів як робити програми з UI – user interface, але як початок – почни з javafx, доволі просто та лаконічно)</text:p>
          <text:p text:style-name="P5">javafx – <text:span text:style-name="T2">майже “двіжок” но у вигляді бібліотеки – вона простенька але для лаб норм)) </text:span></text:p>
          <text:p text:style-name="P4"/>
        </text:list-item>
        <text:list-item>
          <text:p text:style-name="P4">Далі багато папок з назвами предметів на укр. мові – в кожній потім папка на англ – це папки з мого репозиторія – береш код або частинами та вставляєшь в свій проект або тупо юзаєшь моє – працює в обох варіантах))</text:p>
        </text:list-item>
      </text:list>
      <text:p text:style-name="P6"/>
      <text:p text:style-name="P7">P.S. <text:s/>Можуть бути проблеми з підключенням <text:s/>javafx – <text:span text:style-name="T2">пишешь мені й я через Zoom покажу тобі як підключити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7T19:41:00.865911318</meta:creation-date>
    <dc:date>2020-07-17T20:17:18.052304199</dc:date>
    <meta:editing-duration>PT4M56S</meta:editing-duration>
    <meta:editing-cycles>1</meta:editing-cycles>
    <meta:document-statistic meta:table-count="0" meta:image-count="0" meta:object-count="0" meta:page-count="1" meta:paragraph-count="10" meta:word-count="121" meta:character-count="696" meta:non-whitespace-character-count="576"/>
    <meta:generator>LibreOffice/6.3.5.2$Linux_X86_64 LibreOffice_project/30$Build-2</meta:generator>
  </office:meta>
</office:document-meta>
</file>